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025cm" table:align="left"/>
    </style:style>
    <style:style style:name="Tabela1.A" style:family="table-column">
      <style:table-column-properties style:column-width="0.247cm"/>
    </style:style>
    <style:style style:name="Tabela1.B" style:family="table-column">
      <style:table-column-properties style:column-width="14.778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4.189cm" table:align="left"/>
    </style:style>
    <style:style style:name="Tabela2.A" style:family="table-column">
      <style:table-column-properties style:column-width="0.247cm"/>
    </style:style>
    <style:style style:name="Tabela2.B" style:family="table-column">
      <style:table-column-properties style:column-width="13.942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1.363cm" table:align="left"/>
    </style:style>
    <style:style style:name="Tabela3.A" style:family="table-column">
      <style:table-column-properties style:column-width="0.247cm"/>
    </style:style>
    <style:style style:name="Tabela3.B" style:family="table-column">
      <style:table-column-properties style:column-width="11.116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247cm"/>
    </style:style>
    <style:style style:name="Tabela4.B" style:family="table-column">
      <style:table-column-properties style:column-width="16.753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4.062cm" table:align="left"/>
    </style:style>
    <style:style style:name="Tabela5.A" style:family="table-column">
      <style:table-column-properties style:column-width="0.459cm"/>
    </style:style>
    <style:style style:name="Tabela5.B" style:family="table-column">
      <style:table-column-properties style:column-width="13.603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459cm"/>
    </style:style>
    <style:style style:name="Tabela6.B" style:family="table-column">
      <style:table-column-properties style:column-width="16.542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0.459cm"/>
    </style:style>
    <style:style style:name="Tabela7.B" style:family="table-column">
      <style:table-column-properties style:column-width="16.542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0.459cm"/>
    </style:style>
    <style:style style:name="Tabela8.B" style:family="table-column">
      <style:table-column-properties style:column-width="16.542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0.247cm"/>
    </style:style>
    <style:style style:name="Tabela9.B" style:family="table-column">
      <style:table-column-properties style:column-width="16.753cm"/>
    </style:style>
    <style:style style:name="Tabela9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integrate Facebook login with CakePHP 3</text:h>
      <text:p text:style-name="Text_20_body">This article is part of series in <text:span text:style-name="Strong_20_Emphasis">Awesome CakePHP 3</text:span>: </text:p>
      <text:list xml:id="list4090349086" text:style-name="L1">
        <text:list-item>
          <text:p text:style-name="P4"><text:a xlink:type="simple" xlink:href="https://www.startutorial.com/articles/view/generating-pdfs-from-html-and-snappy-in-cakephp-3" text:style-name="Internet_20_link" text:visited-style-name="Visited_20_Internet_20_Link">Generating PDFs from html and snappy in CakePHP 3</text:a> </text:p>
        </text:list-item>
        <text:list-item>
          <text:p text:style-name="P4"><text:a xlink:type="simple" xlink:href="https://www.startutorial.com/articles/view/real-time-notifications-using-pusher-in-cakephp-3" text:style-name="Internet_20_link" text:visited-style-name="Visited_20_Internet_20_Link">Real time notifications using Pusher in CakePHP 3</text:a> </text:p>
        </text:list-item>
        <text:list-item>
          <text:p text:style-name="P4"><text:a xlink:type="simple" xlink:href="https://www.startutorial.com/articles/view/building-custom-search-engine-with-algolia-and-cakephp-3" text:style-name="Internet_20_link" text:visited-style-name="Visited_20_Internet_20_Link">Building Custom Search Engine with Algolia and CakePHP 3</text:a> </text:p>
        </text:list-item>
        <text:list-item>
          <text:p text:style-name="P4"><text:a xlink:type="simple" xlink:href="https://www.startutorial.com/articles/view/sending-email-with-ses-in-cakephp-3" text:style-name="Internet_20_link" text:visited-style-name="Visited_20_Internet_20_Link">Sending Email with SES in CakePHP 3</text:a> </text:p>
        </text:list-item>
        <text:list-item>
          <text:p text:style-name="P4"><text:a xlink:type="simple" xlink:href="https://www.startutorial.com/articles/view/installing-wordpress-in-a-cakephp-application" text:style-name="Internet_20_link" text:visited-style-name="Visited_20_Internet_20_Link">Installing WordPress in a CakePHP application</text:a> </text:p>
        </text:list-item>
        <text:list-item>
          <text:p text:style-name="P4"><text:a xlink:type="simple" xlink:href="https://www.startutorial.com/articles/view/manually-reconnect-mysql-in-cakephp-3" text:style-name="Internet_20_link" text:visited-style-name="Visited_20_Internet_20_Link">Manually reconnect MySQL in CakePHP 3</text:a> </text:p>
        </text:list-item>
        <text:list-item>
          <text:p text:style-name="P4"><text:a xlink:type="simple" xlink:href="https://www.startutorial.com/articles/view/quick-tip-on-working-with-timezone-in-cakephp-3" text:style-name="Internet_20_link" text:visited-style-name="Visited_20_Internet_20_Link">Quick tip on working with timezone in CakePHP 3</text:a> </text:p>
        </text:list-item>
        <text:list-item>
          <text:p text:style-name="P1">How to integrate Facebook login with CakePHP 3 </text:p>
        </text:list-item>
      </text:list>
      <text:p text:style-name="Quotations"><text:a xlink:type="simple" xlink:href="https://www.startutorial.com/articles/view/how-to-build-facebook-login-using-cakephp-facebook-login-plugin" office:target-frame-name="_blank" xlink:show="new" text:style-name="Internet_20_link" text:visited-style-name="Visited_20_Internet_20_Link">Previously</text:a>, we have learned how to integrate Facebook login using a plugin called Facebook Login. A lot of things have changed since then, include Facebook SDK and the maintenance of Facebook Login plugin. It has become obviously that we need a new way to integrate Facebook login with CakePHP application. </text:p>
      <text:p text:style-name="Text_20_body">In this tutorial, we will show you how to integrate Facebook login with CakePHP 3 application using another CakePHP plugin.</text:p>
      <text:h text:style-name="Heading_20_2" text:outline-level="2"><text:bookmark text:name="top"/>Table Of Content</text:h>
      <text:list xml:id="list1500134592" text:style-name="L2">
        <text:list-item>
          <text:p text:style-name="P5"><text:a xlink:type="simple" xlink:href="https://www.startutorial.com/articles/view/how-to-integrate-facebook-login-with-cakephp-3#sec1" text:style-name="Internet_20_link" text:visited-style-name="Visited_20_Internet_20_Link">Setup Users Table</text:a> </text:p>
        </text:list-item>
        <text:list-item>
          <text:p text:style-name="P5"><text:a xlink:type="simple" xlink:href="https://www.startutorial.com/articles/view/how-to-integrate-facebook-login-with-cakephp-3#sec2" text:style-name="Internet_20_link" text:visited-style-name="Visited_20_Internet_20_Link">Setup CakePHP HybridAuth Plugin</text:a> </text:p>
        </text:list-item>
        <text:list-item>
          <text:p text:style-name="P5"><text:a xlink:type="simple" xlink:href="https://www.startutorial.com/articles/view/how-to-integrate-facebook-login-with-cakephp-3#sec3" text:style-name="Internet_20_link" text:visited-style-name="Visited_20_Internet_20_Link">Setup Controller</text:a> </text:p>
        </text:list-item>
        <text:list-item>
          <text:p text:style-name="P5"><text:a xlink:type="simple" xlink:href="https://www.startutorial.com/articles/view/how-to-integrate-facebook-login-with-cakephp-3#sec4" text:style-name="Internet_20_link" text:visited-style-name="Visited_20_Internet_20_Link">Setup Event Listener</text:a> </text:p>
        </text:list-item>
        <text:list-item>
          <text:p text:style-name="P5"><text:a xlink:type="simple" xlink:href="https://www.startutorial.com/articles/view/how-to-integrate-facebook-login-with-cakephp-3#sec5" text:style-name="Internet_20_link" text:visited-style-name="Visited_20_Internet_20_Link">Setup View</text:a> </text:p>
        </text:list-item>
        <text:list-item>
          <text:p text:style-name="P2"><text:a xlink:type="simple" xlink:href="https://www.startutorial.com/articles/view/how-to-integrate-facebook-login-with-cakephp-3#sec6" text:style-name="Internet_20_link" text:visited-style-name="Visited_20_Internet_20_Link">The End</text:a> </text:p>
        </text:list-item>
      </text:list>
      <text:h text:style-name="Heading_20_6" text:outline-level="6"><text:bookmark text:name="sec1"/>1. Setup Users Table</text:h>
      <text:p text:style-name="Text_20_body">A database table is required to store users' information such as email, password and so on. To keep it simple, we will create a very simple <text:span text:style-name="Strong_20_Emphasis">users</text:span> table. It contains fields required to demonstrate Facebook login only.</text:p>
      <text:section text:style-name="Sect1" text:name="highlighter_629446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1" table:style-name="Tabela1">
          <table:table-column table:style-name="Tabela1.A"/>
          <table:table-column table:style-name="Tabela1.B"/>
          <table:table-row table:style-name="TableLine94703616778048"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ela1.A1" office:value-type="string">
              <text:p text:style-name="Table_20_Contents"><text:span text:style-name="Source_20_Text">CREATE</text:span> <text:span text:style-name="Source_20_Text">TABLE</text:span> <text:span text:style-name="Source_20_Text">IF NOT</text:span> <text:span text:style-name="Source_20_Text">EXISTS `users` (</text:span></text:p>
              <text:p text:style-name="Table_20_Contents"><text:span text:style-name="Source_20_Text">  `id` int(11) NOT</text:span> <text:span text:style-name="Source_20_Text">NULL</text:span> <text:span text:style-name="Source_20_Text">AUTO_INCREMENT,</text:span></text:p>
              <text:p text:style-name="Table_20_Contents"><text:span text:style-name="Source_20_Text">  `email` varchar(250) NOT</text:span> <text:span text:style-name="Source_20_Text">NULL,</text:span></text:p>
              <text:p text:style-name="Table_20_Contents"><text:span text:style-name="Source_20_Text">  `password` varchar(250) NOT</text:span> <text:span text:style-name="Source_20_Text">NULL,</text:span></text:p>
              <text:p text:style-name="Table_20_Contents"><text:span text:style-name="Source_20_Text">  PRIMARY</text:span> <text:span text:style-name="Source_20_Text">KEY</text:span> <text:span text:style-name="Source_20_Text">(`id`)</text:span></text:p>
              <text:p text:style-name="Table_20_Contents"><text:span text:style-name="Source_20_Text">) ENGINE=InnoDB  DEFAULT</text:span> <text:span text:style-name="Source_20_Text">CHARSET=latin1 AUTO_INCREMENT=1 ;</text:span></text:p>
            </table:table-cell>
          </table:table-row>
        </table:table>
        <text:p text:style-name="Text_20_body"/>
      </text:section>
      <text:p text:style-name="Text_20_body">If your users table has fields, as shown above, it should work for this tutorial. You can use your own users table in that case. </text:p>
      <text:h text:style-name="Heading_20_6" text:outline-level="6"><text:bookmark text:name="sec2"/><text:soft-page-break/>2. Setup CakePHP HybridAuth Plugin</text:h>
      <text:p text:style-name="Text_20_body"><text:a xlink:type="simple" xlink:href="https://github.com/ADmad/CakePHP-HybridAuth" office:target-frame-name="_blank" xlink:show="new" text:style-name="Internet_20_link" text:visited-style-name="Visited_20_Internet_20_Link">CakePHP HybridAuth Plugin</text:a> is a wrapper around <text:a xlink:type="simple" xlink:href="http://hybridauth.github.io/hybridauth/" office:target-frame-name="_blank" xlink:show="new" text:style-name="Internet_20_link" text:visited-style-name="Visited_20_Internet_20_Link">HybridAuth library.</text:a> HybridAuth library builds an abstraction layer on top of various social login. Which makes the task of integrating social login a breeze. </text:p>
      <text:p text:style-name="Text_20_body"><text:span text:style-name="Strong_20_Emphasis">Install</text:span></text:p>
      <text:p text:style-name="Text_20_body">Install CakePHP HybridAuth using Composer:</text:p>
      <text:section text:style-name="Sect1" text:name="highlighter_844128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2" table:style-name="Tabela2">
          <table:table-column table:style-name="Tabela2.A"/>
          <table:table-column table:style-name="Tabela2.B"/>
          <table:table-row table:style-name="TableLine94703653117344">
            <table:table-cell table:style-name="Tabela2.A1" office:value-type="string">
              <text:p text:style-name="Table_20_Contents">1</text:p>
            </table:table-cell>
            <table:table-cell table:style-name="Tabela2.A1" office:value-type="string">
              <text:p text:style-name="Table_20_Contents"><text:span text:style-name="Source_20_Text">composer require</text:span> <text:span text:style-name="Source_20_Text">--prefer-dist admad/cakephp-hybridauth</text:span></text:p>
            </table:table-cell>
          </table:table-row>
        </table:table>
        <text:p text:style-name="Text_20_body"/>
      </text:section>
      <text:p text:style-name="Text_20_body"><text:span text:style-name="Strong_20_Emphasis">Load</text:span></text:p>
      <text:p text:style-name="Text_20_body">Load the plugin using Bake command:</text:p>
      <text:section text:style-name="Sect1" text:name="highlighter_65841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3" table:style-name="Tabela3">
          <table:table-column table:style-name="Tabela3.A"/>
          <table:table-column table:style-name="Tabela3.B"/>
          <table:table-row table:style-name="TableLine94703653173024">
            <table:table-cell table:style-name="Tabela3.A1" office:value-type="string">
              <text:p text:style-name="Table_20_Contents">1</text:p>
            </table:table-cell>
            <table:table-cell table:style-name="Tabela3.A1" office:value-type="string">
              <text:p text:style-name="Table_20_Contents"><text:span text:style-name="Source_20_Text">bin/cake plugin load ADmad/HybridAuth -b -r</text:span></text:p>
            </table:table-cell>
          </table:table-row>
        </table:table>
        <text:p text:style-name="Text_20_body"/>
      </text:section>
      <text:p text:style-name="Text_20_body">This will basically append a line of code as shown below to your app's config/bootstrap.php. So you can do it manually if you wish to. </text:p>
      <text:section text:style-name="Sect1" text:name="highlighter_467812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4" table:style-name="Tabela4">
          <table:table-column table:style-name="Tabela4.A"/>
          <table:table-column table:style-name="Tabela4.B"/>
          <table:table-row table:style-name="TableLine94703653185760">
            <table:table-cell table:style-name="Tabela4.A1" office:value-type="string">
              <text:p text:style-name="Table_20_Contents">1</text:p>
            </table:table-cell>
            <table:table-cell table:style-name="Tabela4.A1" office:value-type="string">
              <text:p text:style-name="Table_20_Contents"><text:span text:style-name="Source_20_Text">Plugin::load('ADmad/HybridAuth', ['bootstrap'</text:span> <text:span text:style-name="Source_20_Text">=&gt; true, 'routes'</text:span> <text:span text:style-name="Source_20_Text">=&gt; true]);</text:span></text:p>
            </table:table-cell>
          </table:table-row>
        </table:table>
        <text:p text:style-name="Text_20_body"/>
      </text:section>
      <text:p text:style-name="Text_20_body"><text:span text:style-name="Strong_20_Emphasis">Configuration</text:span></text:p>
      <text:p text:style-name="Text_20_body">Make a config file config/hybridauth.php:</text:p>
      <text:section text:style-name="Sect1" text:name="highlighter_123077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5" table:style-name="Tabela5">
          <table:table-column table:style-name="Tabela5.A"/>
          <table:table-column table:style-name="Tabela5.B"/>
          <table:table-row table:style-name="TableLine94703653198912">
            <table:table-cell table:style-name="Tabela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</table:table-cell>
            <table:table-cell table:style-name="Tabela5.A1" office:value-type="string">
              <text:p text:style-name="Table_20_Contents"><text:span text:style-name="Source_20_Text">use</text:span> <text:span text:style-name="Source_20_Text">Cake\Core\Configure;</text:span></text:p>
              <text:p text:style-name="Table_20_Contents"> </text:p>
              <text:p text:style-name="Table_20_Contents"><text:span text:style-name="Source_20_Text">return</text:span> <text:span text:style-name="Source_20_Text">[</text:span></text:p>
              <text:p text:style-name="Table_20_Contents"><text:span text:style-name="Source_20_Text">    'HybridAuth'</text:span> <text:span text:style-name="Source_20_Text">=&gt; [</text:span></text:p>
              <text:p text:style-name="Table_20_Contents"><text:span text:style-name="Source_20_Text">        'providers'</text:span> <text:span text:style-name="Source_20_Text">=&gt; [</text:span></text:p>
              <text:p text:style-name="Table_20_Contents"><text:span text:style-name="Source_20_Text">            'Facebook'</text:span> <text:span text:style-name="Source_20_Text">=&gt; [</text:span></text:p>
              <text:p text:style-name="Table_20_Contents"><text:span text:style-name="Source_20_Text">                'enabled'</text:span> <text:span text:style-name="Source_20_Text">=&gt; true,</text:span></text:p>
              <text:p text:style-name="Table_20_Contents"><text:span text:style-name="Source_20_Text">                'keys'</text:span> <text:span text:style-name="Source_20_Text">=&gt; [</text:span></text:p>
              <text:p text:style-name="Table_20_Contents"><text:span text:style-name="Source_20_Text">                    'id'</text:span> <text:span text:style-name="Source_20_Text">=&gt; 'facebook-id',</text:span></text:p>
              <text:p text:style-name="Table_20_Contents"><text:span text:style-name="Source_20_Text">                    'secret'</text:span> <text:span text:style-name="Source_20_Text">=&gt; 'facebook-secret-key'</text:span></text:p>
              <text:p text:style-name="Table_20_Contents"><text:span text:style-name="Source_20_Text">                ],</text:span></text:p>
              <text:p text:style-name="Table_20_Contents"><text:span text:style-name="Source_20_Text">                'scope'</text:span> <text:span text:style-name="Source_20_Text">=&gt; 'email, public_profile'</text:span></text:p>
              <text:p text:style-name="Table_20_Contents"><text:span text:style-name="Source_20_Text">            ]</text:span></text:p>
              <text:p text:style-name="Table_20_Contents"><text:span text:style-name="Source_20_Text">        ]</text:span></text:p>
              <text:p text:style-name="Table_20_Contents"><text:span text:style-name="Source_20_Text">    ],</text:span></text:p>
              <text:p text:style-name="Table_20_Contents"><text:span text:style-name="Source_20_Text">];</text:span></text:p>
            </table:table-cell>
          </table:table-row>
        </table:table>
        <text:p text:style-name="Text_20_body"/>
      </text:section>
      <text:p text:style-name="Text_20_body">Replace "facebook-id" and "facebook-secret-key" with your own. If you do not know where to find them, refer to <text:a xlink:type="simple" xlink:href="http://stackoverflow.com/a/39937114/406358" office:target-frame-name="_blank" xlink:show="new" text:style-name="Internet_20_link" text:visited-style-name="Visited_20_Internet_20_Link">this link</text:a>.</text:p>
      <text:p text:style-name="Text_20_body"><text:soft-page-break/>In some case, you might wonder if you could place this configure values in other config files. The answer is yes. As long as you make sure <text:span text:style-name="Strong_20_Emphasis">HybridAuth</text:span> config values exist. This plugin will happily pick them up.</text:p>
      <text:h text:style-name="Heading_20_6" text:outline-level="6"><text:bookmark text:name="sec3"/>3. Setup Controller</text:h>
      <text:p text:style-name="Text_20_body">Next, we need a controller action to allow users to log in.</text:p>
      <text:p text:style-name="Text_20_body">Create src/Controller/UsersController:</text:p>
      <text:section text:style-name="Sect1" text:name="highlighter_456226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6" table:style-name="Tabela6">
          <table:table-column table:style-name="Tabela6.A"/>
          <table:table-column table:style-name="Tabela6.B"/>
          <table:table-row table:style-name="TableLine94703653238688">
            <table:table-cell table:style-name="Tabela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</table:table-cell>
            <table:table-cell table:style-name="Tabela6.A1" office:value-type="string">
              <text:p text:style-name="Table_20_Contents"><text:span text:style-name="Source_20_Text">&lt;?php</text:span></text:p>
              <text:p text:style-name="Table_20_Contents"><text:span text:style-name="Source_20_Text">namespace</text:span> <text:span text:style-name="Source_20_Text">App\Controller;</text:span></text:p>
              <text:p text:style-name="Table_20_Contents"> </text:p>
              <text:p text:style-name="Table_20_Contents"><text:span text:style-name="Source_20_Text">use</text:span> <text:span text:style-name="Source_20_Text">Cake\Event\Event;</text:span></text:p>
              <text:p text:style-name="Table_20_Contents"> </text:p>
              <text:p text:style-name="Table_20_Contents"><text:span text:style-name="Source_20_Text">class</text:span> <text:span text:style-name="Source_20_Text">UsersController extends</text:span> <text:span text:style-name="Source_20_Text">AppController</text:span></text:p>
              <text:p text:style-name="Table_20_Contents"><text:span text:style-name="Source_20_Text">{</text:span></text:p>
              <text:p text:style-name="Table_20_Contents"><text:span text:style-name="Source_20_Text">    public</text:span> <text:span text:style-name="Source_20_Text">function</text:span> <text:span text:style-name="Source_20_Text">beforeFilter(Event $event)</text:span></text:p>
              <text:p text:style-name="Table_20_Contents"><text:span text:style-name="Source_20_Text">    {</text:span></text:p>
              <text:p text:style-name="Table_20_Contents"><text:span text:style-name="Source_20_Text">        parent::beforeFilter($event);</text:span></text:p>
              <text:p text:style-name="Table_20_Contents"> </text:p>
              <text:p text:style-name="Table_20_Contents"><text:span text:style-name="Source_20_Text">        $this-&gt;Auth-&gt;allow();</text:span></text:p>
              <text:p text:style-name="Table_20_Contents"> </text:p>
              <text:p text:style-name="Table_20_Contents"><text:span text:style-name="Source_20_Text">    }</text:span></text:p>
              <text:p text:style-name="Table_20_Contents"> 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login()</text:span></text:p>
              <text:p text:style-name="Table_20_Contents"><text:span text:style-name="Source_20_Text">    {</text:span></text:p>
              <text:p text:style-name="Table_20_Contents"><text:span text:style-name="Source_20_Text">        if</text:span> <text:span text:style-name="Source_20_Text">($this-&gt;request-&gt;is('post') || $this-&gt;request-&gt;query('provider')) {</text:span></text:p>
              <text:p text:style-name="Table_20_Contents"><text:span text:style-name="Source_20_Text">            $user</text:span> <text:span text:style-name="Source_20_Text">= $this-&gt;Auth-&gt;identify();</text:span></text:p>
              <text:p text:style-name="Table_20_Contents"><text:span text:style-name="Source_20_Text">            if</text:span> <text:span text:style-name="Source_20_Text">($user) {</text:span></text:p>
              <text:p text:style-name="Table_20_Contents"><text:span text:style-name="Source_20_Text">                $this-&gt;Auth-&gt;setUser($user);</text:span></text:p>
              <text:p text:style-name="Table_20_Contents"><text:span text:style-name="Source_20_Text">                return</text:span> <text:span text:style-name="Source_20_Text">$this-&gt;redirect($this-&gt;Auth-&gt;redirectUrl());</text:span></text:p>
              <text:p text:style-name="Table_20_Contents"><text:span text:style-name="Source_20_Text">            }</text:span></text:p>
              <text:p text:style-name="Table_20_Contents"><text:span text:style-name="Source_20_Text">            $this-&gt;Flash-&gt;error(__('Invalid username or password, try again'));</text:span></text:p>
              <text:p text:style-name="Table_20_Contents"><text:span text:style-name="Source_20_Text">        }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A caveat here. Do not place any special logic after the $this-&gt;Auth-&gt;identify() call. Because this method is not guaranteed to return, it redirects users away to the social site for authentication.</text:p>
      <text:p text:style-name="Text_20_body">One more step for the controller work. Add CakePHP HybridAuth's authentication handlers to our application's auth component.</text:p>
      <text:p text:style-name="Text_20_body">Add the handler in app/AppController.php</text:p>
      <text:section text:style-name="Sect1" text:name="highlighter_212351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7" table:style-name="Tabela7">
          <table:table-column table:style-name="Tabela7.A"/>
          <table:table-column table:style-name="Tabela7.B"/>
          <text:soft-page-break/>
          <table:table-row table:style-name="TableLine94703653308224">
            <table:table-cell table:style-name="Tabela7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</table:table-cell>
            <table:table-cell table:style-name="Tabela7.A1" office:value-type="string">
              <text:p text:style-name="Table_20_Contents"><text:span text:style-name="Source_20_Text">&lt;php</text:span></text:p>
              <text:p text:style-name="Table_20_Contents"><text:span text:style-name="Source_20_Text">class</text:span> <text:span text:style-name="Source_20_Text">AppController extends</text:span> <text:span text:style-name="Source_20_Text">Controller</text:span></text:p>
              <text:p text:style-name="Table_20_Contents"><text:span text:style-name="Source_20_Text">{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initialize()</text:span></text:p>
              <text:p text:style-name="Table_20_Contents"><text:span text:style-name="Source_20_Text">    {</text:span></text:p>
              <text:p text:style-name="Table_20_Contents"><text:span text:style-name="Source_20_Text">        parent::initialize();</text:span></text:p>
              <text:p text:style-name="Table_20_Contents"><text:span text:style-name="Source_20_Text">        $this-&gt;loadComponent('Auth', [</text:span></text:p>
              <text:p text:style-name="Table_20_Contents"><text:span text:style-name="Source_20_Text">            'authenticate'</text:span> <text:span text:style-name="Source_20_Text">=&gt; [</text:span></text:p>
              <text:p text:style-name="Table_20_Contents"><text:span text:style-name="Source_20_Text">                'Form'</text:span> <text:span text:style-name="Source_20_Text">=&gt; [</text:span></text:p>
              <text:p text:style-name="Table_20_Contents"><text:span text:style-name="Source_20_Text">                    'fields'</text:span> <text:span text:style-name="Source_20_Text">=&gt; ['username'</text:span> <text:span text:style-name="Source_20_Text">=&gt; 'email']</text:span></text:p>
              <text:p text:style-name="Table_20_Contents"><text:span text:style-name="Source_20_Text">                ],</text:span></text:p>
              <text:p text:style-name="Table_20_Contents"><text:span text:style-name="Source_20_Text">                'ADmad/HybridAuth.HybridAuth'</text:span> <text:span text:style-name="Source_20_Text">=&gt; [</text:span></text:p>
              <text:p text:style-name="Table_20_Contents"><text:span text:style-name="Source_20_Text">                    // All keys shown below are defaults</text:span></text:p>
              <text:p text:style-name="Table_20_Contents"><text:span text:style-name="Source_20_Text">                    'fields'</text:span> <text:span text:style-name="Source_20_Text">=&gt; [</text:span></text:p>
              <text:p text:style-name="Table_20_Contents"><text:span text:style-name="Source_20_Text">                        'provider'</text:span> <text:span text:style-name="Source_20_Text">=&gt; 'provider',</text:span></text:p>
              <text:p text:style-name="Table_20_Contents"><text:span text:style-name="Source_20_Text">                        'openid_identifier'</text:span> <text:span text:style-name="Source_20_Text">=&gt; 'openid_identifier',</text:span></text:p>
              <text:p text:style-name="Table_20_Contents"><text:span text:style-name="Source_20_Text">                        'email'</text:span> <text:span text:style-name="Source_20_Text">=&gt; 'email'</text:span></text:p>
              <text:p text:style-name="Table_20_Contents"><text:span text:style-name="Source_20_Text">                    ],</text:span></text:p>
              <text:p text:style-name="Table_20_Contents"><text:span text:style-name="Source_20_Text">                    'profileModel'</text:span> <text:span text:style-name="Source_20_Text">=&gt; 'ADmad/HybridAuth.SocialProfiles',</text:span></text:p>
              <text:p text:style-name="Table_20_Contents"><text:span text:style-name="Source_20_Text">                    'profileModelFkField'</text:span> <text:span text:style-name="Source_20_Text">=&gt; 'user_id',</text:span></text:p>
              <text:p text:style-name="Table_20_Contents"><text:span text:style-name="Source_20_Text">                    'userModel'</text:span> <text:span text:style-name="Source_20_Text">=&gt; 'Users',</text:span></text:p>
              <text:p text:style-name="Table_20_Contents"><text:span text:style-name="Source_20_Text">                    'hauth_return_to'</text:span> <text:span text:style-name="Source_20_Text">=&gt; [</text:span></text:p>
              <text:p text:style-name="Table_20_Contents"><text:span text:style-name="Source_20_Text">                        'controller'</text:span> <text:span text:style-name="Source_20_Text">=&gt; 'Users',</text:span></text:p>
              <text:p text:style-name="Table_20_Contents"><text:span text:style-name="Source_20_Text">                        'action'</text:span> <text:span text:style-name="Source_20_Text">=&gt; 'socail_login',</text:span></text:p>
              <text:p text:style-name="Table_20_Contents"><text:span text:style-name="Source_20_Text">                        'prefix'</text:span> <text:span text:style-name="Source_20_Text">=&gt; false,</text:span></text:p>
              <text:p text:style-name="Table_20_Contents"><text:span text:style-name="Source_20_Text">                        'plugin'</text:span> <text:span text:style-name="Source_20_Text">=&gt; false</text:span></text:p>
              <text:p text:style-name="Table_20_Contents"><text:span text:style-name="Source_20_Text">                    ]</text:span></text:p>
              <text:p text:style-name="Table_20_Contents"><text:span text:style-name="Source_20_Text">                ]</text:span></text:p>
              <text:p text:style-name="Table_20_Contents"><text:span text:style-name="Source_20_Text">            ]</text:span></text:p>
              <text:p text:style-name="Table_20_Contents"><text:span text:style-name="Source_20_Text">        ]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// Your other controller code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h text:style-name="Heading_20_6" text:outline-level="6"><text:bookmark text:name="sec4"/>4. Setup Event Listener</text:h>
      <text:p text:style-name="Text_20_body">The event HybridAuth.newUser will be fired if CakePHP HybridAuth plugin could not find a user record from the users table. So an event listener is needed to create a brand new user record. </text:p>
      <text:p text:style-name="Text_20_body">Add an event listener in app/AppController.php</text:p>
      <text:section text:style-name="Sect1" text:name="highlighter_365653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8" table:style-name="Tabela8">
          <table:table-column table:style-name="Tabela8.A"/>
          <table:table-column table:style-name="Tabela8.B"/>
          <text:soft-page-break/>
          <table:table-row table:style-name="TableLine94703653394688">
            <table:table-cell table:style-name="Tabela8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</table:table-cell>
            <table:table-cell table:style-name="Tabela8.A1" office:value-type="string">
              <text:p text:style-name="Table_20_Contents"><text:span text:style-name="Source_20_Text">&lt;php</text:span></text:p>
              <text:p text:style-name="Table_20_Contents"> </text:p>
              <text:p text:style-name="Table_20_Contents"><text:span text:style-name="Source_20_Text">class</text:span> <text:span text:style-name="Source_20_Text">AppController extends</text:span> <text:span text:style-name="Source_20_Text">Controller</text:span></text:p>
              <text:p text:style-name="Table_20_Contents"><text:span text:style-name="Source_20_Text">{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beforeFilter(Event $event)</text:span></text:p>
              <text:p text:style-name="Table_20_Contents"><text:span text:style-name="Source_20_Text">    {</text:span></text:p>
              <text:p text:style-name="Table_20_Contents"><text:span text:style-name="Source_20_Text">        \Cake\Event\EventManager::instance()-&gt;on('HybridAuth.newUser', [$this, 'createUser']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createUser(\Cake\Event\Event $event) {</text:span></text:p>
              <text:p text:style-name="Table_20_Contents"><text:span text:style-name="Source_20_Text">        // Entity representing record in social_profiles table</text:span></text:p>
              <text:p text:style-name="Table_20_Contents"><text:span text:style-name="Source_20_Text">        $profile</text:span> <text:span text:style-name="Source_20_Text">= $event-&gt;data()['profile'];</text:span></text:p>
              <text:p text:style-name="Table_20_Contents"> </text:p>
              <text:p text:style-name="Table_20_Contents"><text:span text:style-name="Source_20_Text">        $user</text:span> <text:span text:style-name="Source_20_Text">= $this-&gt;newEntity([</text:span></text:p>
              <text:p text:style-name="Table_20_Contents"><text:span text:style-name="Source_20_Text">            'email'</text:span> <text:span text:style-name="Source_20_Text">=&gt; $profile-&gt;email,</text:span></text:p>
              <text:p text:style-name="Table_20_Contents"><text:span text:style-name="Source_20_Text">            'password'</text:span> <text:span text:style-name="Source_20_Text">=&gt; time()</text:span></text:p>
              <text:p text:style-name="Table_20_Contents"><text:span text:style-name="Source_20_Text">        ]);</text:span></text:p>
              <text:p text:style-name="Table_20_Contents"><text:span text:style-name="Source_20_Text">        $user</text:span> <text:span text:style-name="Source_20_Text">= $this-&gt;save($user);</text:span></text:p>
              <text:p text:style-name="Table_20_Contents"> </text:p>
              <text:p text:style-name="Table_20_Contents"><text:span text:style-name="Source_20_Text">        if</text:span> <text:span text:style-name="Source_20_Text">(!$user) {</text:span></text:p>
              <text:p text:style-name="Table_20_Contents"><text:span text:style-name="Source_20_Text">            throw</text:span> <text:span text:style-name="Source_20_Text">new</text:span> <text:span text:style-name="Source_20_Text">\RuntimeException('Unable to save new user');</text:span></text:p>
              <text:p text:style-name="Table_20_Contents"><text:span text:style-name="Source_20_Text">        }</text:span></text:p>
              <text:p text:style-name="Table_20_Contents"> </text:p>
              <text:p text:style-name="Table_20_Contents"><text:span text:style-name="Source_20_Text">        return</text:span> <text:span text:style-name="Source_20_Text">$user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 </text:p>
              <text:p text:style-name="Table_20_Contents"><text:span text:style-name="Source_20_Text">    // Your other controller code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Note that we created a random password using current timestamp. This way, we can avoid having an empty password.</text:p>
      <text:h text:style-name="Heading_20_6" text:outline-level="6"><text:bookmark text:name="sec5"/>5. Setup View</text:h>
      <text:p text:style-name="Text_20_body">There is not much to setup in a view, besides understanding how to create a login link.</text:p>
      <text:p text:style-name="Text_20_body">In HybridAuth library, a social login URL follows current format:</text:p>
      <text:p text:style-name="Text_20_body"><text:a xlink:type="simple" xlink:href="http://your-website-url/login" text:style-name="Internet_20_link" text:visited-style-name="Visited_20_Internet_20_Link">http://your-website-url/login</text:a><text:span text:style-name="Strong_20_Emphasis">?provider=facebook</text:span></text:p>
      <text:p text:style-name="Text_20_body">In CakePHP, we can generate the link above with HtmlHelper:</text:p>
      <text:section text:style-name="Sect1" text:name="highlighter_832310">
        <text:p text:style-name="P3"><text:a xlink:type="simple" xlink:href="https://www.startutorial.com/articles/view/how-to-integrate-facebook-login-with-cakephp-3#" text:style-name="Internet_20_link" text:visited-style-name="Visited_20_Internet_20_Link">?</text:a></text:p>
        <table:table table:name="Tabela9" table:style-name="Tabela9">
          <table:table-column table:style-name="Tabela9.A"/>
          <table:table-column table:style-name="Tabela9.B"/>
          <table:table-row table:style-name="TableLine94703653471296">
            <table:table-cell table:style-name="Tabela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ela9.A1" office:value-type="string">
              <text:p text:style-name="Table_20_Contents"><text:span text:style-name="Source_20_Text">$this-&gt;Html-&gt;link(</text:span></text:p>
              <text:p text:style-name="Table_20_Contents"><text:span text:style-name="Source_20_Text"> 'Login with Facebook',</text:span></text:p>
              <text:p text:style-name="Table_20_Contents"><text:span text:style-name="Source_20_Text"> ['controller'</text:span> <text:span text:style-name="Source_20_Text">=&gt; 'Users', 'action'</text:span> <text:span text:style-name="Source_20_Text">=&gt; 'login', '?'</text:span> <text:span text:style-name="Source_20_Text">=&gt; ['provider'</text:span> <text:span text:style-name="Source_20_Text">=&gt; 'Facebook']]</text:span></text:p>
              <text:p text:style-name="Table_20_Contents"><text:span text:style-name="Source_20_Text">);</text:span></text:p>
            </table:table-cell>
          </table:table-row>
        </table:table>
        <text:p text:style-name="Text_20_body"/>
      </text:section>
      <text:p text:style-name="Text_20_body"><text:soft-page-break/>For now, your application should be integrated with Facebook login. Try it out and enjoy the benefits it brings for your users.</text:p>
      <text:h text:style-name="Heading_20_6" text:outline-level="6"><text:bookmark text:name="sec6"/>6. The End</text:h>
      <text:p text:style-name="Text_20_body">Hopefully this simple tutorial helped you with your development.<text:line-break/>If you like our post, please follow us on <text:a xlink:type="simple" xlink:href="http://twitter.com/startutorial" office:target-frame-name="_blank" xlink:show="new" text:style-name="Internet_20_link" text:visited-style-name="Visited_20_Internet_20_Link">Twitter</text:a> and help spread the word. We need your support to continue. <text:line-break/>If you have questions or find our mistakes in above tutorial, do leave a comment below to let us know. </text:p>
      <text:p text:style-name="Standard"><text:a xlink:type="simple" xlink:href="https://www.startutorial.com/articles/view/how-to-integrate-facebook-login-with-cakephp-3" text:style-name="Internet_20_link" text:visited-style-name="Visited_20_Internet_20_Link">https://www.startutorial.com/articles/view/how-to-integrate-facebook-login-with-cakephp-3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4:50:10.576299787</meta:creation-date>
    <dc:date>2021-05-12T14:52:53.466038540</dc:date>
    <meta:editing-duration>PT2M44S</meta:editing-duration>
    <meta:editing-cycles>2</meta:editing-cycles>
    <meta:generator>LibreOffice/6.4.7.2$Linux_X86_64 LibreOffice_project/40$Build-2</meta:generator>
    <meta:document-statistic meta:table-count="9" meta:image-count="0" meta:object-count="0" meta:page-count="6" meta:paragraph-count="307" meta:word-count="1057" meta:character-count="7347" meta:non-whitespace-character-count="5647"/>
  </office:meta>
</office:document-meta>
</file>